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명조" svg:font-family="나눔명조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6f9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s ist das Theme <text:span text:style-name="T1">Svante</text:span>.</text:p>
      <text:h text:style-name="Heading_20_1" text:outline-level="1">Überschrift 1</text:h>
      <text:p text:style-name="Standard">Dies ist ein normaler Text nach Überschrift 1.</text:p>
      <text:h text:style-name="Heading_20_2" text:outline-level="2">Überschrift 2</text:h>
      <text:p text:style-name="Standard">Dies ist ein normaler Text nach Überschrift 2.</text:p>
      <text:h text:style-name="Heading_20_3" text:outline-level="3">Überschrift 3</text:h>
      <text:p text:style-name="Standard">Dies ist ein normaler Text nach Überschrift 3.</text:p>
      <text:h text:style-name="Heading_20_4" text:outline-level="4">Überschrift 4</text:h>
      <text:p text:style-name="Standard">Dies ist ein normaler Text nach Überschrift 4.</text:p>
      <text:h text:style-name="Heading_20_5" text:outline-level="5">Überschrift 5</text:h>
      <text:p text:style-name="Standard">Dies ist ein normaler Text nach Überschrift 5.</text:p>
      <text:h text:style-name="Heading_20_6" text:outline-level="6">Überschrift 6</text:h>
      <text:p text:style-name="Standard">Dies ist ein normaler Text nach Überschrift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명조" svg:font-family="나눔명조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나눔명조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나눔명조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Absatz-Standardschriftart" style:family="text"/>
    <style:style style:name="Überschrift_20_1_20_Zchn" style:display-name="Überschrift 1 Zchn" style:family="tex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2_20_Zchn" style:display-name="Überschrift 2 Zchn" style:family="tex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3_20_Zchn" style:display-name="Überschrift 3 Zchn" style:family="tex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Überschrift_20_4_20_Zchn" style:display-name="Überschrift 4 Zchn" style:family="tex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Überschrift_20_5_20_Zchn" style:display-name="Überschrift 5 Zchn" style:family="text">
      <style:text-properties fo:color="#243f60" style:font-name="Cambria" style:font-name-asian="Times New Roman" style:font-name-complex="Times New Roman"/>
    </style:style>
    <style:style style:name="Überschrift_20_6_20_Zchn" style:display-name="Überschrift 6 Zchn" style:family="tex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i</meta:initial-creator>
    <meta:creation-date>2012-12-19T16:53:00</meta:creation-date>
    <dc:date>2013-01-10T15:59:07.67</dc:date>
    <meta:editing-cycles>3</meta:editing-cycles>
    <meta:generator>LibreOffice/3.6$Windows_x86 LibreOffice_project/2ef5aff-a6fb0ff-166bdff-cf087ad-0f1389</meta:generator>
    <meta:editing-duration>P0D</meta:editing-duration>
    <meta:document-statistic meta:table-count="0" meta:image-count="0" meta:object-count="0" meta:page-count="1" meta:paragraph-count="13" meta:word-count="65" meta:character-count="380" meta:non-whitespace-character-count="328"/>
    <meta:user-defined meta:name="Info 1"/>
    <meta:user-defined meta:name="Info 2"/>
    <meta:user-defined meta:name="Info 3"/>
    <meta:user-defined meta:name="Info 4"/>
  </office:meta>
</office:document-meta>
</file>